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1C0000011C461A1520.png" manifest:media-type="image/png"/>
  <manifest:file-entry manifest:full-path="Pictures/100000000000011900000117CAEA7F7D.png" manifest:media-type="image/png"/>
  <manifest:file-entry manifest:full-path="Pictures/10000000000001A0000001568EBB860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225cm" svg:height="11.644cm" svg:x="6.075cm" svg:y="0.356cm">
          <draw:image xlink:href="Pictures/10000000000001A0000001568EBB860B.png" xlink:type="simple" xlink:show="embed" xlink:actuate="onLoad">
            <text:p/>
          </draw:image>
        </draw:frame>
        <draw:frame draw:style-name="gr1" draw:text-style-name="P1" draw:layer="layout" svg:width="10.629cm" svg:height="9.678cm" svg:x="0.171cm" svg:y="11.2cm">
          <draw:image xlink:href="Pictures/100000000000011900000117CAEA7F7D.png" xlink:type="simple" xlink:show="embed" xlink:actuate="onLoad">
            <text:p/>
          </draw:image>
        </draw:frame>
        <draw:frame draw:style-name="gr1" draw:text-style-name="P1" draw:layer="layout" svg:width="12.108cm" svg:height="9.91cm" svg:x="15.8cm" svg:y="11cm">
          <draw:image xlink:href="Pictures/100000000000011C0000011C461A15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13T16:35:50</meta:creation-date>
    <dc:date>2013-02-13T16:38:14</dc:date>
    <dc:creator>Jeff Gomes</dc:creator>
    <meta:editing-duration>P0D</meta:editing-duration>
    <meta:editing-cycles>1</meta:editing-cycles>
    <meta:document-statistic meta:object-count="26"/>
    <meta:generator>LibreOffice/3.5$Linux_X86_64 LibreOffice_project/350m1$Build-2</meta:generator>
  </office:meta>
</office:document-meta>
</file>